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Android Styleable Custom View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2"><text:span text:style-name="T1">https://github.com/alphonzo79/AndroidStyleableViewExamp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Android Styleable Custom View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2"><text:span text:style-name="T1">https://github.com/alphonzo79/AndroidStyleableViewExamp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5T22:30:01.991270573</meta:creation-date>
    <dc:date>2016-06-05T22:37:45.299795959</dc:date>
    <meta:editing-duration>PT1M34S</meta:editing-duration>
    <meta:editing-cycles>2</meta:editing-cycles>
    <meta:generator>LibreOffice/4.2.8.2$Linux_X86_64 LibreOffice_project/420m0$Build-2</meta:generator>
    <meta:document-statistic meta:object-count="31"/>
  </office:meta>
</office:document-meta>
</file>